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svg:stroke-color="#000000" draw:marker-end="Arrow" draw:marker-end-width="0.3cm" draw:fill="none" draw:textarea-vertical-align="middle"/>
    </style:style>
    <style:style style:name="gr4" style:family="graphic" style:parent-style-name="objectwithoutfill">
      <style:graphic-properties svg:stroke-color="#cc0000" draw:fill="none" draw:fill-color="#c5000b" draw:textarea-vertical-align="middl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list-style-name="L6">
      <style:graphic-properties fo:min-height="11.929cm"/>
    </style:style>
    <style:style style:name="co1" style:family="table-column">
      <style:table-column-properties style:column-width="12.19cm" style:use-optimal-column-width="false"/>
    </style:style>
    <style:style style:name="co2" style:family="table-column">
      <style:table-column-properties style:column-width="12.194cm" style:use-optimal-column-width="false"/>
    </style:style>
    <style:style style:name="ro1" style:family="table-row">
      <style:table-row-properties style:row-height="1.575cm"/>
    </style:style>
    <style:style style:name="ro2" style:family="table-row">
      <style:table-row-properties style:row-height="1.46cm"/>
    </style:style>
    <style:style style:name="ro3" style:family="table-row">
      <style:table-row-properties style:row-height="1.464cm"/>
    </style:style>
    <style:style style:name="ce1" style:family="table-cell">
      <style:graphic-properties style:repeat="repeat"/>
      <style:text-properties fo:font-size="20pt" fo:text-shadow="1pt 1pt" style:text-underline-style="solid" style:text-underline-width="auto" style:text-underline-color="font-color" fo:font-weight="bold" style:font-size-asian="20pt" style:font-weight-asian="bold" style:font-size-complex="20pt" style:font-weight-complex="bold"/>
    </style:style>
    <style:style style:name="ce2" style:family="table-cell">
      <style:graphic-properties style:repeat="repeat"/>
    </style:style>
    <style:style style:name="P1" style:family="paragraph">
      <style:text-properties fo:font-size="40pt" fo:text-shadow="1pt 1pt" fo:font-weight="bold" style:font-size-asian="40pt" style:font-weight-asian="bold" style:font-size-complex="40pt" style:font-weight-complex="bold"/>
    </style:style>
    <style:style style:name="P2" style:family="paragraph">
      <style:text-properties fo:text-shadow="1pt 1pt" style:text-underline-style="solid" style:text-underline-width="auto" style:text-underline-color="font-color" fo:font-weight="bold" style:font-weight-asian="bold" style:font-weight-complex="bold"/>
    </style:style>
    <style:style style:name="P3" style:family="paragraph">
      <style:text-properties fo:text-shadow="1pt 1pt"/>
    </style:style>
    <style:style style:name="P4" style:family="paragraph">
      <style:text-properties style:text-underline-style="solid" style:text-underline-width="auto" style:text-underline-color="font-color" fo:font-weight="bold" style:font-weight-asian="bold" style:font-weight-complex="bold"/>
    </style:style>
    <style:style style:name="P5" style:family="paragraph">
      <style:paragraph-properties fo:text-align="start"/>
      <style:text-properties fo:text-shadow="1pt 1pt"/>
    </style:style>
    <style:style style:name="P6" style:family="paragraph">
      <style:paragraph-properties fo:text-align="center"/>
    </style:style>
    <style:style style:name="P7" style:family="paragraph">
      <style:paragraph-properties fo:text-align="justify"/>
    </style:style>
    <style:style style:name="P8" style:family="paragraph">
      <style:text-properties fo:font-size="20pt" fo:text-shadow="1pt 1pt" style:text-underline-style="solid" style:text-underline-width="auto" style:text-underline-color="font-color" fo:font-weight="bold" style:font-size-asian="20pt" style:font-weight-asian="bold" style:font-size-complex="20pt" style:font-weight-complex="bold"/>
    </style:style>
    <style:style style:name="P9" style:family="paragraph">
      <style:text-properties fo:text-shadow="1pt 1pt" fo:font-weight="bold" style:font-weight-asian="bold" style:font-weight-complex="bold"/>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fo:font-size="26pt" fo:text-shadow="1pt 1pt" fo:font-weight="normal" style:font-size-asian="26pt" style:font-weight-asian="normal" style:font-size-complex="26pt" style:font-weight-complex="normal"/>
    </style:style>
    <style:style style:name="T3" style:family="text">
      <style:text-properties fo:text-shadow="1pt 1pt" style:text-underline-style="solid" style:text-underline-width="auto" style:text-underline-color="font-color" fo:font-weight="bold" style:font-weight-asian="bold" style:font-weight-complex="bold"/>
    </style:style>
    <style:style style:name="T4" style:family="text">
      <style:text-properties fo:text-shadow="1pt 1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text:span text:style-name="T1">Personality Prediction </text:span></text:p>
            <text:p text:style-name="P1"><text:span text:style-name="T1">Using</text:span></text:p>
            <text:p text:style-name="P1"><text:span text:style-name="T1">Social Networking Sites </text:span></text:p>
            <text:p text:style-name="P1"><text:span text:style-name="T1"/></text:p>
            <text:p text:style-name="P1"><text:span text:style-name="T2">Akshay Kumar 10-CSS-06</text:span></text:p>
            <text:p text:style-name="P1"><text:span text:style-name="T2">Niyas C 10-CSS-44</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25.199cm" svg:height="3.506cm" svg:x="1.4cm" svg:y="0.837cm" presentation:class="title">
          <draw:text-box>
            <text:p text:style-name="P2"><text:span text:style-name="T3">Overview</text:span></text:p>
          </draw:text-box>
        </draw:frame>
        <draw:frame presentation:style-name="pr4" draw:text-style-name="P3" draw:layer="layout" svg:width="25.199cm" svg:height="12.179cm" svg:x="1.4cm" svg:y="4.914cm" presentation:class="outline">
          <draw:text-box>
            <text:list text:style-name="L3">
              <text:list-item>
                <text:p text:style-name="P3"><text:span text:style-name="T4">Introduction to personality and personality traits</text:span></text:p>
              </text:list-item>
              <text:list-item>
                <text:p text:style-name="P3"><text:span text:style-name="T4">Proposed Project</text:span></text:p>
              </text:list-item>
              <text:list-item>
                <text:p text:style-name="P3"><text:span text:style-name="T4">Technical details</text:span></text:p>
              </text:list-item>
              <text:list-item>
                <text:p text:style-name="P3"><text:span text:style-name="T4">Areas of Application</text:span></text:p>
              </text:list-item>
              <text:list-item>
                <text:p text:style-name="P3"><text:span text:style-name="T4">References</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3.506cm" svg:x="1.4cm" svg:y="0.837cm" presentation:class="title">
          <draw:text-box>
            <text:p text:style-name="P4"><text:span text:style-name="T5">Personality Traits</text:span></text:p>
          </draw:text-box>
        </draw:frame>
        <draw:frame presentation:style-name="pr4" draw:layer="layout" svg:width="25.199cm" svg:height="12.179cm" svg:x="1.4cm" svg:y="4.914cm" presentation:class="outline">
          <draw:text-box>
            <text:list text:style-name="L3">
              <text:list-item>
                <text:p>Neuroticism</text:p>
                <text:list>
                  <text:list-item>
                    <text:p>Anxiety, Impulsivity</text:p>
                  </text:list-item>
                </text:list>
              </text:list-item>
              <text:list-item>
                <text:p>Extraversion</text:p>
                <text:list>
                  <text:list-item>
                    <text:p>Energy, Stimulation through company of others</text:p>
                  </text:list-item>
                </text:list>
              </text:list-item>
              <text:list-item>
                <text:p>Openness</text:p>
                <text:list>
                  <text:list-item>
                    <text:p>Academic curiosity, highly correlated with liberal political</text:p>
                    <text:p>leaning</text:p>
                  </text:list-item>
                </text:list>
              </text:list-item>
              <text:list-item>
                <text:p>Agreeableness</text:p>
                <text:list>
                  <text:list-item>
                    <text:p>Compassion, desire for social cohesiveness</text:p>
                  </text:list-item>
                </text:list>
              </text:list-item>
              <text:list-item>
                <text:p>Conscientiousness</text:p>
                <text:list>
                  <text:list-item>
                    <text:p>Discipline, organization, motivatio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3">Proposed Project</text:span></text:p>
          </draw:text-box>
        </draw:frame>
        <draw:frame presentation:style-name="pr4" draw:text-style-name="P3" draw:layer="layout" svg:width="25.199cm" svg:height="12.179cm" svg:x="1.4cm" svg:y="4.914cm" presentation:class="outline">
          <draw:text-box>
            <text:list text:style-name="L3">
              <text:list-item>
                <text:p text:style-name="P5"><text:span text:style-name="T4">Develop a facebook app to predict the personality individuals by analyzing their activities and interactions in facebook.</text:span></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3">Technical Details</text:span></text:p>
          </draw:text-box>
        </draw:frame>
        <draw:frame presentation:style-name="pr4" draw:layer="layout" svg:width="25.199cm" svg:height="12.179cm" svg:x="1.4cm" svg:y="4.914cm" presentation:class="outline">
          <draw:text-box>
            <text:list text:style-name="L3">
              <text:list-item>
                <text:p>Proposed project will be containing two components at initial stage of development.</text:p>
              </text:list-item>
            </text:list>
          </draw:text-box>
        </draw:frame>
        <draw:custom-shape draw:style-name="gr2" draw:text-style-name="P6" draw:layer="layout" svg:width="7.112cm" svg:height="4.318cm" svg:x="4.318cm" svg:y="9.398cm">
          <text:p text:style-name="P6">Estimate values of </text:p>
          <text:p text:style-name="P6">personality traits </text:p>
          <text:p text:style-name="P6">using traditional</text:p>
          <text:p text:style-name="P6"><text:s/>questionnaire system</text:p>
          <draw:enhanced-geometry svg:viewBox="0 0 21600 21600" draw:type="rectangle" draw:enhanced-path="M 0 0 L 21600 0 21600 21600 0 21600 0 0 Z N"/>
        </draw:custom-shape>
        <draw:custom-shape draw:style-name="gr2" draw:text-style-name="P6" draw:layer="layout" svg:width="7.366cm" svg:height="4.318cm" svg:x="16.002cm" svg:y="9.398cm">
          <text:p text:style-name="P6">Estimate values of </text:p>
          <text:p text:style-name="P6">personality traits by </text:p>
          <text:p text:style-name="P6">applying machine learning </text:p>
          <text:p text:style-name="P6">methods on details </text:p>
          <text:p text:style-name="P6">collected from </text:p>
          <text:p text:style-name="P6">social networking sites.</text:p>
          <draw:enhanced-geometry svg:viewBox="0 0 21600 21600" draw:type="rectangle" draw:enhanced-path="M 0 0 L 21600 0 21600 21600 0 21600 0 0 Z N"/>
        </draw:custom-shape>
        <draw:custom-shape draw:style-name="gr2" draw:text-style-name="P6" draw:layer="layout" svg:width="7.366cm" svg:height="4.318cm" svg:x="9.906cm" svg:y="15.494cm">
          <text:p text:style-name="P6">Compare the values of </text:p>
          <text:p text:style-name="P6">personality traits obtained </text:p>
          <text:p text:style-name="P6">in both cases and </text:p>
          <text:p text:style-name="P6">estimate accuracy</text:p>
          <draw:enhanced-geometry svg:viewBox="0 0 21600 21600" draw:type="rectangle" draw:enhanced-path="M 0 0 L 21600 0 21600 21600 0 21600 0 0 Z N"/>
        </draw:custom-shape>
        <draw:line draw:style-name="gr3" draw:text-style-name="P6" draw:layer="layout" svg:x1="7.366cm" svg:y1="13.716cm" svg:x2="13.208cm" svg:y2="15.494cm">
          <text:p/>
        </draw:line>
        <draw:line draw:style-name="gr3" draw:text-style-name="P6" draw:layer="layout" svg:x1="19.812cm" svg:y1="13.716cm" svg:x2="14.224cm" svg:y2="15.494cm">
          <text:p/>
        </draw:line>
        <draw:path draw:style-name="gr4" draw:text-style-name="P6" draw:layer="layout" svg:width="15.656cm" svg:height="12.462cm" svg:x="3.229cm" svg:y="8.246cm" svg:viewBox="0 0 15657 12463" svg:d="m327 689c114 510-320 869-260 1388 57 479 470 752 304 1345-159 569-122 1169-260 1735-133 546-252 1363 303 1692 525 313 694 871 781 1387 114 676 883 863 1041 1519 136 565 293 1142 781 1561 384 331 729 817 1301 868 485 44 943 8 1431 173 454 155 959-25 1432 43 493 71 983 75 1474 44 447-27 899 47 1345 0 466-49 927 1 1388-87 458-86 927 3 1388-43 465-45 916-123 1388-217 508-101 1138-139 1388-607 251-469-21-1035-87-1562-82-655-47-1312-173-1952-76-385-85-990-738-997-481-5-913-302-1388-391-706-130-1161-808-1518-1388-294-476-318-1031-564-1518-240-478-355-1003-477-1518-124-524-294-1077-781-1388-458-293-973-508-1518-520-513-11-1006-176-1518-217-503-39-981 113-1475 130-538 19-1088 16-1604-130-461-130-847 109-1302 43-517-75-928 337-1431 390l-434 174-303 260">
          <text:p/>
        </draw:path>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2"><text:span text:style-name="T3">Technical Details(contd.)</text:span></text:p>
          </draw:text-box>
        </draw:frame>
        <draw:frame presentation:style-name="pr4" draw:layer="layout" svg:width="25.199cm" svg:height="12.179cm" svg:x="1.4cm" svg:y="4.914cm" presentation:class="outline">
          <draw:text-box>
            <text:list text:style-name="L3">
              <text:list-item>
                <text:p>Traditional method for estimating values of personality traits</text:p>
                <text:list>
                  <text:list-item>
                    <text:p text:style-name="P7">There are several questionnaires available for estimating personality traits. We will be using 44 item inventory. It consist of 44 questions with 5 point scale in the following way.</text:p>
                    <text:list>
                      <text:list-item>
                        <text:p>Strongly Disagree</text:p>
                      </text:list-item>
                      <text:list-item>
                        <text:p>Disagree</text:p>
                      </text:list-item>
                      <text:list-item>
                        <text:p>Neither agree nor disagree</text:p>
                      </text:list-item>
                      <text:list-item>
                        <text:p>Agree</text:p>
                      </text:list-item>
                      <text:list-item>
                        <text:p>Strongly Agree</text:p>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 text:style-name="P2"><text:span text:style-name="T3">Technical Details(contd.)</text:span></text:p>
          </draw:text-box>
        </draw:frame>
        <draw:frame presentation:style-name="pr4" draw:layer="layout" svg:width="25.199cm" svg:height="12.179cm" svg:x="1.4cm" svg:y="4.914cm" presentation:class="outline">
          <draw:text-box>
            <text:list text:style-name="L3">
              <text:list-item>
                <text:p text:style-name="P7">The second component is about using machine learning method for estimating values of personality traits. Following information can be obtained from facebook.</text:p>
              </text:list-item>
              <text:list-item>
                <text:p/>
              </text:list-item>
            </text:list>
          </draw:text-box>
        </draw:frame>
        <draw:frame draw:style-name="standard" draw:layer="layout" svg:width="24.383cm" svg:height="10.7cm" svg:x="2.494cm" svg:y="9.903cm">
          <table:table table:template-name="default" table:use-first-row-styles="true" table:use-banding-rows-styles="true">
            <table:table-column table:style-name="co1"/>
            <table:table-column table:style-name="co2"/>
            <table:table-row table:style-name="ro1" table:default-cell-style-name="ce1">
              <table:table-cell>
                <text:p text:style-name="P8">Type</text:p>
              </table:table-cell>
              <table:table-cell>
                <text:p text:style-name="P8">Examples</text:p>
              </table:table-cell>
            </table:table-row>
            <table:table-row table:style-name="ro2" table:default-cell-style-name="ce2">
              <table:table-cell>
                <text:p>Internal facebook statistics</text:p>
              </table:table-cell>
              <table:table-cell>
                <text:p>User id which corresponds to joining time of user, time of last profile update, number of notes, url of profile pic,...etc.</text:p>
              </table:table-cell>
            </table:table-row>
            <table:table-row table:style-name="ro2" table:default-cell-style-name="ce2">
              <table:table-cell>
                <text:p>Personal information</text:p>
              </table:table-cell>
              <table:table-cell>
                <text:p>Age, Sex, Education level, Geographic location.. etc</text:p>
              </table:table-cell>
            </table:table-row>
            <table:table-row table:style-name="ro2" table:default-cell-style-name="ce2">
              <table:table-cell>
                <text:p>Activities and preferences</text:p>
              </table:table-cell>
              <table:table-cell>
                <text:p>Favorite movies, shows, music, book, quotes, political interests.. etc</text:p>
              </table:table-cell>
            </table:table-row>
            <table:table-row table:style-name="ro2" table:default-cell-style-name="ce2">
              <table:table-cell>
                <text:p>Language features.</text:p>
              </table:table-cell>
              <table:table-cell>
                <text:p>Status updates, comments, self description.. etc</text:p>
              </table:table-cell>
            </table:table-row>
            <table:table-row table:style-name="ro3" table:default-cell-style-name="ce2">
              <table:table-cell>
                <text:p>Structural features.</text:p>
              </table:table-cell>
              <table:table-cell>
                <text:p>Interaction with friends, number of message transfers... etc.</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presentation:user-transformed="true">
          <draw:text-box>
            <text:p text:style-name="P2"><text:span text:style-name="T3">Technical Details(contd.)</text:span></text:p>
          </draw:text-box>
        </draw:frame>
        <draw:frame presentation:style-name="pr4" draw:layer="layout" svg:width="25.199cm" svg:height="12.179cm" svg:x="1.4cm" svg:y="4.914cm" presentation:class="outline">
          <draw:text-box>
            <text:list text:style-name="L3">
              <text:list-item>
                <text:p>There are a few methods that has been proposed so far to predict personality using machine learning methods. They include</text:p>
                <text:list>
                  <text:list-item>
                    <text:p>Bayes Belief Network</text:p>
                  </text:list-item>
                  <text:list-item>
                    <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3">Areas of Application</text:span></text:p>
          </draw:text-box>
        </draw:frame>
        <draw:frame presentation:style-name="pr4" draw:text-style-name="P3" draw:layer="layout" svg:width="25.199cm" svg:height="12.179cm" svg:x="1.4cm" svg:y="4.914cm" presentation:class="outline">
          <draw:text-box>
            <text:list text:style-name="L3">
              <text:list-item>
                <text:p text:style-name="P3"><text:span text:style-name="T4">Online marketing system can recommend product in personalized way by analyzing individual's profile in Social Networking Sites.</text:span></text:p>
              </text:list-item>
              <text:list-item>
                <text:p text:style-name="P3"><text:span text:style-name="T4">There is no need to answer lengthy questionnaires for evaluating personality.</text:span></text:p>
              </text:list-item>
              <text:list-item>
                <text:p text:style-name="P3"><text:span text:style-name="T4">Organizations can evaluate the personality of individuals and can choose people with desired personality for each task </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3">References</text:span></text:p>
          </draw:text-box>
        </draw:frame>
        <draw:frame presentation:style-name="pr5" draw:text-style-name="P3" draw:layer="layout" svg:width="25.199cm" svg:height="12.179cm" svg:x="1.4cm" svg:y="4.914cm" presentation:class="outline">
          <draw:text-box>
            <text:list text:style-name="L6">
              <text:list-item>
                <text:p text:style-name="P3"><text:span text:style-name="T4"><text:s/></text:span><text:span text:style-name="T4">Personality Traits Recognition on Social Network – Facebook | Firoj Alam, Evgeny A. Stepanov, Giuseppe Riccardi | 2013</text:span></text:p>
              </text:list-item>
              <text:list-item>
                <text:p text:style-name="P3"><text:span text:style-name="T4"><text:s/></text:span><text:span text:style-name="T4">http://en.wikipedia.org/wiki/Big_Five_personality_traits</text:span></text:p>
              </text:list-item>
              <text:list-item>
                <text:p text:style-name="P3"><text:span text:style-name="T4"><text:s/></text:span><text:span text:style-name="T4">Predicting Personality with social Media|Jennifer Golbeck, Cristina Robels, Karen Turner |“Extended Abstracts on Human Factors in Computing Systems ”-ACM | 2011</text:span></text:p>
              </text:list-item>
              <text:list-item>
                <text:p text:style-name="P3"><text:span text:style-name="T4"><text:s/></text:span><text:span text:style-name="T4">Predicting Personality with Social Behavior | Sibel Adalı,Jennifer Golbeck | IEEE/ACM International Conference on Advances in Social Networks Analysis and Mining | 2012</text:span></text:p>
              </text:list-item>
              <text:list-item>
                <text:p text:style-name="P3"><text:span text:style-name="T4"><text:s/></text:span><text:span text:style-name="T4">Predicting Personality from Twitter | Jennifer Golbeck, Cristina Robles , Michon Edmondson, Karen Turner | IEEE International Conference on Privacy, Security, Risk, and Trust, and IEEE International Conference on Social Computing | 2011</text:span></text:p>
              </text:list-item>
              <text:list-item>
                <text:p text:style-name="P3"><text:span text:style-name="T4"><text:s/></text:span><text:span text:style-name="T4">The Big-Five trait taxonomy: History, measurement, and theoretical perspectives. | John, O. P, Srivastava S | 1999</text:span></text:p>
              </text:list-item>
              <text:list-item>
                <text:p text:style-name="P3"><text:span text:style-name="T4"><text:s/></text:span><text:span text:style-name="T4">http://web.warwick.ac.uk/statsdept/user-2011/TalkSlides/Contributed/17Aug_1115_FocusIII_5-DataMining_2-Chapsky.pdf</text:span></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 text:style-name="P9"><text:span text:style-name="T6">Questions??</text:span></text:p>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Ultrafine_20_Dashed" svg:stroke-color="#ff3333" draw:fill="none" draw:fill-gradient-name="Gradient_20_7" draw:fill-hatch-name="Hatching_20_1" draw:fill-image-name="Bitmape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1T21:38:03.429697212</meta:creation-date>
    <dc:date>2014-02-11T22:42:56.477707517</dc:date>
    <meta:editing-duration>PT49M17S</meta:editing-duration>
    <meta:editing-cycles>6</meta:editing-cycles>
    <meta:generator>LibreOffice/4.1.4.2$Linux_X86_64 LibreOffice_project/410$Build-2</meta:generator>
    <meta:document-statistic meta:object-count="70"/>
  </office:meta>
</office:document-meta>
</file>